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07%" fo:text-align="justify" style:justify-single-word="false" fo:text-indent="0cm" style:auto-text-indent="false" style:writing-mode="lr-tb"/>
    </style:style>
    <style:style style:name="P2" style:family="paragraph" style:parent-style-name="Standard">
      <style:paragraph-properties fo:margin-left="0cm" fo:margin-right="0cm" fo:line-height="107%" fo:text-align="justify" style:justify-single-word="false" fo:text-indent="0cm" style:auto-text-indent="false" style:writing-mode="lr-tb"/>
      <style:text-properties officeooo:paragraph-rsid="00222f9f"/>
    </style:style>
    <style:style style:name="P3" style:family="paragraph" style:parent-style-name="Standard">
      <style:paragraph-properties fo:margin-left="0cm" fo:margin-right="0cm" fo:line-height="107%" fo:text-align="justify" style:justify-single-word="false" fo:text-indent="0cm" style:auto-text-indent="false" style:writing-mode="lr-tb"/>
      <style:text-properties officeooo:paragraph-rsid="0024fa06"/>
    </style:style>
    <style:style style:name="P4" style:family="paragraph" style:parent-style-name="Standard">
      <style:paragraph-properties fo:margin-left="0cm" fo:margin-right="0cm" fo:line-height="107%" fo:text-align="justify" style:justify-single-word="false" fo:text-indent="0cm" style:auto-text-indent="false" style:writing-mode="lr-tb"/>
      <style:text-properties officeooo:rsid="001c15da" officeooo:paragraph-rsid="001c15da"/>
    </style:style>
    <style:style style:name="P5" style:family="paragraph" style:parent-style-name="Standard">
      <style:paragraph-properties fo:margin-left="0cm" fo:margin-right="0cm" fo:line-height="107%" fo:text-align="justify" style:justify-single-word="false" fo:text-indent="0cm" style:auto-text-indent="false" style:writing-mode="lr-tb"/>
      <style:text-properties officeooo:rsid="001cb374" officeooo:paragraph-rsid="001cb374"/>
    </style:style>
    <style:style style:name="P6" style:family="paragraph" style:parent-style-name="Standard">
      <style:paragraph-properties fo:margin-left="0cm" fo:margin-right="0cm" fo:line-height="107%" fo:text-align="justify" style:justify-single-word="false" fo:text-indent="0cm" style:auto-text-indent="false" style:writing-mode="lr-tb"/>
      <style:text-properties officeooo:rsid="001cc6a8" officeooo:paragraph-rsid="0024219e"/>
    </style:style>
    <style:style style:name="P7" style:family="paragraph" style:parent-style-name="Standard">
      <style:paragraph-properties fo:margin-left="0cm" fo:margin-right="0cm" fo:line-height="107%" fo:text-align="justify" style:justify-single-word="false" fo:text-indent="0cm" style:auto-text-indent="false" style:writing-mode="lr-tb"/>
      <style:text-properties officeooo:rsid="001e0d5c" officeooo:paragraph-rsid="001e0d5c"/>
    </style:style>
    <style:style style:name="P8" style:family="paragraph" style:parent-style-name="Standard">
      <style:paragraph-properties fo:margin-left="0cm" fo:margin-right="0cm" fo:line-height="107%" fo:text-align="justify" style:justify-single-word="false" fo:text-indent="0cm" style:auto-text-indent="false" style:writing-mode="lr-tb"/>
      <style:text-properties officeooo:rsid="0021b80d" officeooo:paragraph-rsid="00222f9f"/>
    </style:style>
    <style:style style:name="P9" style:family="paragraph" style:parent-style-name="Standard">
      <style:paragraph-properties fo:margin-left="0cm" fo:margin-right="0cm" fo:line-height="107%" fo:text-align="justify" style:justify-single-word="false" fo:text-indent="0cm" style:auto-text-indent="false" style:writing-mode="lr-tb"/>
      <style:text-properties officeooo:rsid="0024219e" officeooo:paragraph-rsid="0024219e"/>
    </style:style>
    <style:style style:name="P10" style:family="paragraph" style:parent-style-name="Standard">
      <style:paragraph-properties fo:margin-left="0cm" fo:margin-right="0cm" fo:line-height="107%" fo:text-align="justify" style:justify-single-word="false" fo:text-indent="0cm" style:auto-text-indent="false" style:writing-mode="lr-tb"/>
      <style:text-properties fo:font-weight="bold" officeooo:rsid="00222f9f" officeooo:paragraph-rsid="00222f9f" style:font-weight-asian="bold" style:font-weight-complex="bold"/>
    </style:style>
    <style:style style:name="P11" style:family="paragraph" style:parent-style-name="Standard">
      <style:paragraph-properties fo:margin-left="0cm" fo:margin-right="0cm" fo:line-height="107%" fo:text-align="justify" style:justify-single-word="false" fo:text-indent="0cm" style:auto-text-indent="false" style:writing-mode="lr-tb"/>
      <style:text-properties fo:font-weight="bold" officeooo:rsid="0024219e" officeooo:paragraph-rsid="0024219e" style:font-weight-asian="bold" style:font-weight-complex="bold"/>
    </style:style>
    <style:style style:name="P12" style:family="paragraph" style:parent-style-name="Standard">
      <style:paragraph-properties fo:margin-left="0cm" fo:margin-right="0cm" fo:line-height="107%" fo:text-align="justify" style:justify-single-word="false" fo:text-indent="0cm" style:auto-text-indent="false" style:writing-mode="lr-tb"/>
      <style:text-properties fo:font-style="normal" officeooo:rsid="001cc6a8" officeooo:paragraph-rsid="001cc6a8" style:font-style-asian="normal" style:font-style-complex="normal"/>
    </style:style>
    <style:style style:name="P13" style:family="paragraph" style:parent-style-name="Standard">
      <style:paragraph-properties fo:margin-left="0cm" fo:margin-right="0cm" fo:line-height="107%" fo:text-align="justify" style:justify-single-word="false" fo:text-indent="0cm" style:auto-text-indent="false" style:writing-mode="lr-tb"/>
      <style:text-properties fo:font-style="normal" officeooo:rsid="00222f9f" officeooo:paragraph-rsid="00222f9f" style:font-style-asian="normal" style:font-style-complex="normal"/>
    </style:style>
    <style:style style:name="P14" style:family="paragraph" style:parent-style-name="Standard">
      <style:paragraph-properties fo:margin-left="0cm" fo:margin-right="0cm" fo:line-height="107%" fo:text-align="justify" style:justify-single-word="false" fo:text-indent="0cm" style:auto-text-indent="false" style:writing-mode="lr-tb"/>
      <style:text-properties fo:font-style="normal" officeooo:rsid="0024219e" officeooo:paragraph-rsid="00222f9f" style:font-style-asian="normal" style:font-style-complex="normal"/>
    </style:style>
    <style:style style:name="P15" style:family="paragraph" style:parent-style-name="Standard">
      <style:paragraph-properties fo:margin-left="0cm" fo:margin-right="0cm" fo:line-height="107%" fo:text-align="justify" style:justify-single-word="false" fo:text-indent="0cm" style:auto-text-indent="false" style:writing-mode="lr-tb"/>
      <style:text-properties fo:font-style="normal" officeooo:rsid="0024219e" officeooo:paragraph-rsid="0024219e" style:font-style-asian="normal" style:font-style-complex="normal"/>
    </style:style>
    <style:style style:name="P16" style:family="paragraph" style:parent-style-name="Standard">
      <style:paragraph-properties fo:margin-left="0cm" fo:margin-right="0cm" fo:line-height="107%" fo:text-align="justify" style:justify-single-word="false" fo:text-indent="0cm" style:auto-text-indent="false" style:writing-mode="lr-tb"/>
      <style:text-properties fo:font-style="normal" officeooo:rsid="0021b80d" officeooo:paragraph-rsid="00222f9f" style:font-style-asian="normal" style:font-style-complex="normal"/>
    </style:style>
    <style:style style:name="P17" style:family="paragraph" style:parent-style-name="Standard">
      <style:paragraph-properties fo:margin-left="0cm" fo:margin-right="0cm" fo:line-height="107%" fo:text-align="justify" style:justify-single-word="false" fo:text-indent="0cm" style:auto-text-indent="false" style:writing-mode="lr-tb"/>
      <style:text-properties fo:font-style="normal" officeooo:rsid="001cb374" officeooo:paragraph-rsid="0024219e" style:font-style-asian="normal" style:font-style-complex="normal"/>
    </style:style>
    <style:style style:name="P18" style:family="paragraph" style:parent-style-name="Standard">
      <style:paragraph-properties fo:margin-left="0cm" fo:margin-right="0cm" fo:line-height="107%" fo:text-align="justify" style:justify-single-word="false" fo:text-indent="0cm" style:auto-text-indent="false" style:writing-mode="lr-tb"/>
      <style:text-properties fo:font-style="normal" fo:font-weight="bold" officeooo:rsid="0024219e" officeooo:paragraph-rsid="0024219e" style:font-style-asian="normal" style:font-weight-asian="bold" style:font-style-complex="normal" style:font-weight-complex="bold"/>
    </style:style>
    <style:style style:name="P19" style:family="paragraph" style:parent-style-name="Standard">
      <style:paragraph-properties fo:margin-left="0cm" fo:margin-right="0cm" fo:line-height="107%" fo:text-align="justify" style:justify-single-word="false" fo:text-indent="0cm" style:auto-text-indent="false" style:writing-mode="lr-tb"/>
      <style:text-properties fo:font-style="normal" fo:font-weight="normal" officeooo:rsid="0024219e" officeooo:paragraph-rsid="0024219e" style:font-style-asian="normal" style:font-weight-asian="normal" style:font-style-complex="normal" style:font-weight-complex="normal"/>
    </style:style>
    <style:style style:name="P20" style:family="paragraph" style:parent-style-name="Standard">
      <style:paragraph-properties fo:margin-left="0cm" fo:margin-right="0cm" fo:line-height="107%" fo:text-align="justify" style:justify-single-word="false" fo:text-indent="0cm" style:auto-text-indent="false" style:writing-mode="lr-tb"/>
      <style:text-properties fo:font-style="normal" fo:font-weight="normal" officeooo:rsid="001cb374" officeooo:paragraph-rsid="0024219e" style:font-style-asian="normal" style:font-weight-asian="normal" style:font-style-complex="normal" style:font-weight-complex="normal"/>
    </style:style>
    <style:style style:name="P21" style:family="paragraph" style:parent-style-name="Standard">
      <style:paragraph-properties fo:margin-left="0cm" fo:margin-right="0cm" fo:line-height="107%" fo:text-align="justify" style:justify-single-word="false" fo:text-indent="0cm" style:auto-text-indent="false" style:writing-mode="lr-tb"/>
      <style:text-properties fo:font-style="normal" fo:font-weight="normal" officeooo:rsid="002bbfd6" officeooo:paragraph-rsid="002bbfd6" style:font-style-asian="normal" style:font-weight-asian="normal" style:font-style-complex="normal" style:font-weight-complex="normal"/>
    </style:style>
    <style:style style:name="T1" style:family="text">
      <style:text-properties officeooo:rsid="001cb37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fd8e0" style:font-style-asian="normal" style:font-style-complex="normal"/>
    </style:style>
    <style:style style:name="T5" style:family="text">
      <style:text-properties fo:font-style="normal" officeooo:rsid="00222f9f" style:font-style-asian="normal" style:font-style-complex="normal"/>
    </style:style>
    <style:style style:name="T6" style:family="text">
      <style:text-properties fo:font-style="normal" officeooo:rsid="0024219e" style:font-style-asian="normal" style:font-style-complex="normal"/>
    </style:style>
    <style:style style:name="T7" style:family="text">
      <style:text-properties fo:font-style="normal" officeooo:rsid="0027779b" style:font-style-asian="normal" style:font-style-complex="normal"/>
    </style:style>
    <style:style style:name="T8" style:family="text">
      <style:text-properties fo:font-style="normal" officeooo:rsid="00288617" style:font-style-asian="normal" style:font-style-complex="normal"/>
    </style:style>
    <style:style style:name="T9" style:family="text">
      <style:text-properties fo:font-style="normal" officeooo:rsid="002a6a60" style:font-style-asian="normal" style:font-style-complex="normal"/>
    </style:style>
    <style:style style:name="T10" style:family="text">
      <style:text-properties officeooo:rsid="0024219e"/>
    </style:style>
    <style:style style:name="T11" style:family="text">
      <style:text-properties officeooo:rsid="0024fa06"/>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texte :</text:p>
      <text:p text:style-name="P4"/>
      <text:p text:style-name="P4">Ce projet est issu du <text:span text:style-name="T1">cours Python de M2 TNAH 2021-2022.</text:span></text:p>
      <text:p text:style-name="P4"/>
      <text:p text:style-name="P5">Il consiste en une visualisation de données collectées dans le cadre d’un travail de recherche en histoire médiévale (<text:span text:style-name="T2">cf.</text:span><text:span text:style-name="T3"> page d’accueil du site). </text:span><text:span text:style-name="T7">La langue originale du document étant le latin médiéval, un certain nombre de données alternent le français et le latin (parfois approximatif) en fonction des termes utilisés. </text:span><text:span text:style-name="T8">L</text:span><text:span text:style-name="T7">’objectif général du dépouillement </text:span><text:span text:style-name="T8">initial sur lequel s’appuie ce projet</text:span><text:span text:style-name="T7"> éta</text:span><text:span text:style-name="T8">i</text:span><text:span text:style-name="T7">t de rester le plus fidèle possible au document source.</text:span></text:p>
      <text:p text:style-name="P12"/>
      <text:p text:style-name="P7"><text:span text:style-name="T3">Ce projet a été intégralement travaillé à partir d’</text:span><text:span text:style-name="T5">un</text:span><text:span text:style-name="T3"> ordinateur personnel </text:span><text:span text:style-name="T4">sous Windows. Malgré notre vigilance à ce sujet, il est possible que le changement de système d’exploitation nuise à certaines fonctionnalités.</text:span></text:p>
      <text:p text:style-name="P13"/>
      <text:p text:style-name="P2"><text:span text:style-name="T5">Une des difficultés de ce travail a été de traiter des données qui ont été conçues à partir d’un tableur excel et dont le traitement </text:span><text:span text:style-name="T9">automatique</text:span><text:span text:style-name="T5"> n’a pas été anticipé. Cela s’est notamment avéré complexe au niveau des identifiant des reconnaissances : ceux-ci constituent une sémantique personnelle et doivent pourtant être utilisés en l’état car c’est ce code qui est repris dans les autres tables pour effectuer des renvois. Nous avons également dû traité l’absence de normalisation des données par une série de conditions imbriqués permettant de les traiter en fonction de leur expression. N</text:span><text:span text:style-name="T6">ous avons veillé à la qualité des données affichées à l’aide d’une batterie de tests, mais il est possible qu’il demeure quelques incohérences à ce sujet.</text:span></text:p>
      <text:p text:style-name="P14"/>
      <text:p text:style-name="P13"/>
      <text:p text:style-name="P10"><text:span text:style-name="T3">No</text:span><text:span text:style-name="T6">ta </text:span><text:span text:style-name="T3">B</text:span><text:span text:style-name="T6">ene</text:span><text:span text:style-name="T3"> :</text:span></text:p>
      <text:p text:style-name="P13"/>
      <text:p text:style-name="P8"><text:span text:style-name="T4">Q</text:span><text:span text:style-name="T3">uelques images ont été emprunté au site personnel du propriétaire de la commanderie de Devesset, les autres sont issu de </text:span><text:span text:style-name="T5">notre</text:span><text:span text:style-name="T3"> collection personnelle.</text:span></text:p>
      <text:p text:style-name="P16"/>
      <text:p text:style-name="P13">Le code regroupe systématiquement les données concernant les individus concernés sous le vocable « hommes », comme traduction générique du terme « homines ».</text:p>
      <text:p text:style-name="P13"/>
      <text:p text:style-name="P13"/>
      <text:p text:style-name="P18">Installation :</text:p>
      <text:p text:style-name="P19"/>
      <text:p text:style-name="P15"><text:span text:style-name="T12">Pour utiliser cette application, merci de télécharger le présent répertoire git. On veillera notamment à disposer des packages suivants :</text:span></text:p>
      <text:p text:style-name="P17"/>
      <text:p text:style-name="P17">click v. 8.0.3</text:p>
      <text:p text:style-name="P17">colorama v. 0.4.4</text:p>
      <text:p text:style-name="P17">Flask v. 2.0.2</text:p>
      <text:p text:style-name="P17">Flask-Login v. 0.5.0</text:p>
      <text:p text:style-name="P17">Flask-SQLAlchemy v. 2.3.2</text:p>
      <text:p text:style-name="P17">greenlet v. 1.1.2</text:p>
      <text:p text:style-name="P17">itsdangerous v. 2.0.1</text:p>
      <text:p text:style-name="P17">Jinja2 v. 3.0.3</text:p>
      <text:p text:style-name="P17">MarkupSafe v. 2.0.1</text:p>
      <text:p text:style-name="P17">SQLAlchemy v. 1.3.6</text:p>
      <text:p text:style-name="P20">Werkzeug v. 2.0.2</text:p>
      <text:p text:style-name="P21"><text:soft-page-break/>Le programme se lance à partir d’un interpréteur python et du fichier run.py situé à la racine du dossier déposé sur github.</text:p>
      <text:p text:style-name="P1"/>
      <text:p text:style-name="P3"><text:span text:style-name="T10">Il est possible qu’un bug ait lieu au moment d</text:span><text:span text:style-name="T11">e la première utilisation de</text:span><text:span text:style-name="T10"> Flask-SQLAlchemy : </text:span></text:p>
      <text:p text:style-name="P3"><text:span text:style-name="Source_20_Text"><text:span text:style-name="T10"><text:tab/></text:span></text:span></text:p>
      <text:p text:style-name="P3"><text:span text:style-name="Source_20_Text"><text:span text:style-name="T10">AttributeError: module 'time' has no attribute 'clock’</text:span></text:span></text:p>
      <text:p text:style-name="P9"/>
      <text:p text:style-name="P6"><text:span text:style-name="T11">Il suffit alors de</text:span> modifi<text:span text:style-name="T11">er</text:span> l’élément time.clock qui pos<text:span text:style-name="T11">e</text:span> problème par l’élément time.time <text:s/>(v. aussi <text:a xlink:type="simple" xlink:href="https://stackoverflow.com/questions/58569361/attributeerror-module-time-has-no-attribute-clock-in-python-3-8" text:style-name="Internet_20_link" text:visited-style-name="Visited_20_Internet_20_Link"><text:span text:style-name="T3">https://stackoverflow.com/questions/58569361/attributeerror-module-time-has-no-attribute-clock-in-python-3-8</text:span></text:a><text:span text:style-name="T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style>
    <style:style style:name="ListLabel_20_2" style:display-name="ListLabel 2" style:family="text">
      <style:text-properties style:font-name-asian="Calibri1" style:font-family-asian="Calibri" style:font-family-generic-asian="system" style:font-pitch-asian="variable"/>
    </style:style>
    <style:style style:name="ListLabel_20_3" style:display-name="ListLabel 3" style:family="text">
      <style:text-properties style:font-name-asian="Calibri1" style:font-family-asian="Calibri"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0T15:07:28.558000000</meta:creation-date>
    <dc:date>2022-02-25T22:14:27.014000000</dc:date>
    <meta:editing-duration>PT1H28M35S</meta:editing-duration>
    <meta:editing-cycles>13</meta:editing-cycles>
    <meta:generator>LibreOffice/7.2.4.1$Windows_X86_64 LibreOffice_project/27d75539669ac387bb498e35313b970b7fe9c4f9</meta:generator>
    <meta:document-statistic meta:table-count="0" meta:image-count="0" meta:object-count="0" meta:page-count="2" meta:paragraph-count="26" meta:word-count="401" meta:character-count="2640" meta:non-whitespace-character-count="2261"/>
  </office:meta>
</office:document-meta>
</file>